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text-properties fo:font-weight="bold" style:font-weight-asian="bold" style:font-weight-complex="bold"/>
    </style:style>
    <style:style style:name="P4" style:family="paragraph" style:parent-style-name="Standard" style:list-style-name="L2">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3"/>
    <style:style style:name="P7" style:family="paragraph" style:parent-style-name="Standard">
      <style:text-properties fo:font-style="italic" fo:font-weight="normal" style:font-style-asian="italic" style:font-weight-asian="normal" style:font-style-complex="italic" style:font-weight-complex="normal"/>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cification Document:</text:p>
      <text:p text:style-name="Standard"/>
      <text:p text:style-name="P1">You'll need to give some thought to how your addressing scheme will handle multiple </text:p>
      <text:p text:style-name="P1">recipients, and to what will differentiate an announcement-style message from a normal one: </text:p>
      <text:list xml:id="list7119463849369302908" text:style-name="L1">
        <text:list-item>
          <text:p text:style-name="P3">will they be different objects? </text:p>
        </text:list-item>
        <text:list-item>
          <text:p text:style-name="P3">will they use a different system? </text:p>
        </text:list-item>
        <text:list-item>
          <text:p text:style-name="P3">will they be transparently handled by your messaging system without the sender and receiver knowing the difference? </text:p>
        </text:list-item>
      </text:list>
      <text:p text:style-name="P1"/>
      <text:p text:style-name="P5">To easily integrate this functionality alongside the existing messaging system, Announcements will essentially work through a for-loop that generates a new Mail object for each recipient that contains the same contents.</text:p>
      <text:p text:style-name="P5"/>
      <text:p text:style-name="P5">Ie:</text:p>
      <text:p text:style-name="P7">for(int i=0 ; i&lt;num_of_recipients ; i++) {</text:p>
      <text:p text:style-name="P7"><text:s text:c="4"/>Mail tempMail = new Mail(“Blackboard”, recipients[i], contents_of_message)</text:p>
      <text:p text:style-name="P7"><text:s text:c="4"/>SendMail(tempMail)</text:p>
      <text:p text:style-name="P7">}</text:p>
      <text:p text:style-name="P5"/>
      <text:p text:style-name="P5">The messages themselves are not different at all to the previous system because they do not need to change. The only change is that Blackboard sends the message to a number of recipients instead of just one. It is the quickest and simplest way to close the knowledge gap outlined in the Spike.</text:p>
      <text:p text:style-name="P5"/>
      <text:p text:style-name="P1">You'll also need to consider how your Blackboard will handle messages: </text:p>
      <text:list xml:id="list8981337287420454691" text:style-name="L2">
        <text:list-item>
          <text:p text:style-name="P4">will it make repeated attempts to send a message? </text:p>
        </text:list-item>
        <text:list-item>
          <text:p text:style-name="P4">will objects repeatedly check the blackboard for messages? </text:p>
        </text:list-item>
        <text:list-item>
          <text:p text:style-name="P4">what will your Blackboard do when a destination is unavailable or invalid? </text:p>
        </text:list-item>
        <text:list-item>
          <text:p text:style-name="P4">what will your Blackboard do after a message has been received? will it keep or discard it? how long will it be kept? </text:p>
        </text:list-item>
      </text:list>
      <text:p text:style-name="Standard"><text:span text:style-name="T1"/></text:p>
      <text:p text:style-name="Standard"><text:span text:style-name="T1">To best integrate with the existing system, the basic pseudocode will work as follows:</text:span></text:p>
      <text:p text:style-name="Standard"><text:span text:style-name="T1"/></text:p>
      <text:list xml:id="list5695719550167473813" text:style-name="L3">
        <text:list-item>
          <text:p text:style-name="P6"><text:span text:style-name="T1">Blackboard is created</text:span></text:p>
        </text:list-item>
        <text:list-item>
          <text:p text:style-name="P6"><text:span text:style-name="T1">When the Blackboard has a message to deliver to whomever listens, it will be set up with a vector of Mail objects. These Mail objects will contain the contents and all the potential recipients of the message.</text:span></text:p>
        </text:list-item>
      </text:list>
      <text:p text:style-name="Standard"><text:span text:style-name="T1"/></text:p>
      <text:p text:style-name="Standard"><text:span text:style-name="T1">Ie:</text:span></text:p>
      <text:p text:style-name="P8"><text:span text:style-name="T1">Std::vector&lt;Mail mail&gt; mailVector</text:span></text:p>
      <text:p text:style-name="P8"><text:span text:style-name="T1">mailVector.push_back(new Mail(“Blackboard”, “AboutState”, “Blackboard has a message for me!”)</text:span></text:p>
      <text:p text:style-name="P8"><text:span text:style-name="T1">mailVector.push_back(new Mail(“Blackboard”, “MainMenuState”, “Blackboard has a message for me!”)</text:span></text:p>
      <text:p text:style-name="P9"><text:span text:style-name="T1">etc...</text:span></text:p>
      <text:p text:style-name="Standard"><text:span text:style-name="T1"/></text:p>
      <text:list xml:id="list22643278" text:continue-numbering="true" text:style-name="L3">
        <text:list-item>
          <text:p text:style-name="P6"><text:span text:style-name="T1">Recipient asks the MessageManager to check the Blackboard for messages. The recipient does not interact with the Blackboard directly</text:span></text:p>
        </text:list-item>
        <text:list-item>
          <text:p text:style-name="P6"><text:span text:style-name="T1">MessageManager asks Blackboard if it has a message for the recipient. It checks this by doing a string comparison on the Recipients </text:span><text:span text:style-name="T2">messengerID </text:span><text:span text:style-name="T3">and the </text:span><text:span text:style-name="T2">receiver </text:span><text:span text:style-name="T3">value in the Mail object</text:span></text:p>
        </text:list-item>
      </text:list>
      <text:p text:style-name="P8"><text:soft-page-break/><text:span text:style-name="T1">if(blackboard_has_message) {</text:span></text:p>
      <text:p text:style-name="P7"><text:s text:c="4"/>for(int i=0 ; i&lt;num_of_mail ; i++) {</text:p>
      <text:p text:style-name="P8"><text:span text:style-name="T1"><text:s text:c="8"/>if(MessageManager.Recipient() == mailVector[i].GetReceiver()) <text:s text:c="16"/></text:span></text:p>
      <text:p text:style-name="P8"><text:span text:style-name="T1"><text:s text:c="13"/>MessageManager.Add(mail)</text:span></text:p>
      <text:p text:style-name="P7"><text:s text:c="8"/>}</text:p>
      <text:p text:style-name="P7"><text:s text:c="4"/>}</text:p>
      <text:p text:style-name="P8"><text:span text:style-name="T1">}</text:span></text:p>
      <text:p text:style-name="Standard"><text:span text:style-name="T3"/></text:p>
      <text:list xml:id="list22641703" text:continue-numbering="true" text:style-name="L3">
        <text:list-item>
          <text:p text:style-name="P6"><text:span text:style-name="T3">From here, the Message Manager sends the message to the Recipient as per normal.</text:span></text:p>
        </text:list-item>
      </text:list>
      <text:p text:style-name="Standard"><text:span text:style-name="T2"/></text:p>
      <text:p text:style-name="P9"><text:span text:style-name="T1">The Blackboard never directly sends the messages until the recipient asks for it.</text:span></text:p>
      <text:p text:style-name="P9"><text:span text:style-name="T1"/></text:p>
      <text:p text:style-name="P9"><text:span text:style-name="T1">Objects will repeatedly check for messages in case there is an update or new message. At the moment it is set to every Update() function, but in a proper game application this may be restricted to once every few ticks to prevent unnecessary calls and improve performance. It isn't really necessary for the purposes of this Spike, but checking on every Update() is simple to implement and does not drastically change how the original messaging system worked. Furthermore, in a proper game application you may want to have many Blackboard messages sent at once and frequent checks makes sure your game objects are always up to date.</text:span></text:p>
      <text:p text:style-name="P9"><text:span text:style-name="T1"/></text:p>
      <text:p text:style-name="P9"><text:span text:style-name="T1">The Blackboard does not care if a recipient is invalid. If a recipient is invalid for one of its Mail objects then nothing will ever ask for it. It will not affect how the program is run.</text:span></text:p>
      <text:p text:style-name="P9"><text:span text:style-name="T1"/></text:p>
      <text:p text:style-name="P9"><text:span text:style-name="T1">For the purposes of filling this knowledge gap and preventing too many changes to the original messaging system, the Blackboard's messages last forever. However, in a proper game application they would likely expire after a certain number of tick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11:10:11.45</meta:creation-date>
    <dc:date>2013-11-20T02:50:16.24</dc:date>
    <meta:editing-duration>P2DT3H58M58S</meta:editing-duration>
    <meta:editing-cycles>3</meta:editing-cycles>
    <meta:generator>OpenOffice.org/3.4$Win32 OpenOffice.org_project/340m1$Build-9590</meta:generator>
    <meta:document-statistic meta:table-count="0" meta:image-count="0" meta:object-count="0" meta:page-count="2" meta:paragraph-count="40" meta:word-count="586" meta:character-count="3725"/>
  </office:meta>
</office:document-meta>
</file>